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9pt" style:use-optimal-row-height="true"/>
    </style:style>
    <style:style style:name="ACOL-0" style:family="table-column">
      <style:table-column-properties style:column-width="76.87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Noto Mono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Noto Mono"/>
    </style:style>
    <style:style style:name="ACE-2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Noto Mono"/>
    </style:style>
    <style:style style:name="ACE-3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Noto Mono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5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Noto Mono"/>
    </style:style>
    <style:style style:name="ACE-6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Noto Mono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OL-1" style:family="table-column">
      <style:table-column-properties style:column-width="57.66pt" style:use-optimal-column-width="false"/>
    </style:style>
    <style:style style:name="ACOL-2" style:family="table-column">
      <style:table-column-properties style:column-width="222.7pt" style:use-optimal-column-width="false"/>
    </style:style>
    <style:style style:name="ACOL-3" style:family="table-column">
      <style:table-column-properties style:column-width="76.87pt" style:use-optimal-column-width="false"/>
    </style:style>
    <style:style style:name="ACOL-4" style:family="table-column">
      <style:table-column-properties style:column-width="25.78pt" style:use-optimal-column-width="true"/>
    </style:style>
    <style:style style:name="ACOL-5" style:family="table-column">
      <style:table-column-properties style:column-width="55.31pt" style:use-optimal-column-width="false"/>
    </style:style>
    <style:style style:name="ACOL-6" style:family="table-column">
      <style:table-column-properties style:column-width="177.2pt" style:use-optimal-column-width="false"/>
    </style:style>
    <style:style style:name="ACOL-7" style:family="table-column"/>
    <style:style style:name="ACOL-8" style:family="table-column">
      <style:table-column-properties style:column-width="48pt" style:use-optimal-column-width="true"/>
    </style:style>
    <style:style style:name="AROW-1" style:family="table-row"/>
    <style:style style:name="AROW-2" style:family="table-row">
      <style:table-row-properties style:row-height="10.31pt" style:use-optimal-row-height="true"/>
    </style:style>
    <style:style style:name="AROW-3" style:family="table-row">
      <style:table-row-properties style:row-height="20.16pt" style:use-optimal-row-height="true"/>
    </style:style>
    <style:style style:name="AROW-4" style:family="table-row">
      <style:table-row-properties style:row-height="39.84pt" style:use-optimal-row-height="true"/>
    </style:style>
    <style:style style:name="AROW-5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3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 table:number-columns-repeated="248"/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0"/>
          <table:table-cell table:style-name="ACE-0" office:value-type="string">
            <text:p>ram</text:p>
          </table:table-cell>
          <table:table-cell table:style-name="ACE-1" table:formula="of:=&quot;null&quot;" office:value-type="string" office:string-value="null">
            <text:p>null</text:p>
          </table:table-cell>
          <table:table-cell table:number-columns-repeated="3" table:style-name="ACE-1"/>
          <table:table-cell table:number-columns-repeated="250" table:style-name="ACE-0"/>
        </table:table-row>
        <table:table-row table:style-name="AROW-2">
          <table:table-cell table:number-columns-repeated="2" table:style-name="ACE-0"/>
          <table:table-cell table:style-name="ACE-1" table:formula="of:=&quot;false&quot;" office:value-type="string" office:string-value="false">
            <text:p>false</text:p>
          </table:table-cell>
          <table:table-cell table:number-columns-repeated="253" table:style-name="ACE-0"/>
        </table:table-row>
        <table:table-row table:style-name="AROW-2">
          <table:table-cell table:number-columns-repeated="2" table:style-name="ACE-0"/>
          <table:table-cell table:style-name="ACE-0" table:formula="of:=&quot;true&quot;" office:value-type="string" office:string-value="true">
            <text:p>true</text:p>
          </table:table-cell>
          <table:table-cell table:number-columns-repeated="253" table:style-name="ACE-0"/>
        </table:table-row>
        <table:table-row table:style-name="AROW-2">
          <table:table-cell table:style-name="ACE-0"/>
          <table:table-cell table:style-name="ACE-0" office:value-type="string">
            <text:p>path</text:p>
          </table:table-cell>
          <table:table-cell table:style-name="ACE-0" office:value-type="string">
            <text:p>null</text:p>
          </table:table-cell>
          <table:table-cell table:number-columns-repeated="253" table:style-name="ACE-0"/>
        </table:table-row>
        <table:table-row table:style-name="AROW-2">
          <table:table-cell table:number-columns-repeated="2" table:style-name="ACE-0"/>
          <table:table-cell table:style-name="ACE-0" office:value-type="string">
            <text:p>text</text:p>
          </table:table-cell>
          <table:table-cell table:number-columns-repeated="253" table:style-name="ACE-0"/>
        </table:table-row>
        <table:table-row table:style-name="AROW-2">
          <table:table-cell table:style-name="ACE-0"/>
          <table:table-cell table:style-name="ACE-0" office:value-type="string">
            <text:p>name</text:p>
          </table:table-cell>
          <table:table-cell table:style-name="ACE-0" office:value-type="string">
            <text:p>null</text:p>
          </table:table-cell>
          <table:table-cell table:number-columns-repeated="253" table:style-name="ACE-0"/>
        </table:table-row>
        <table:table-row table:style-name="AROW-2">
          <table:table-cell table:number-columns-repeated="2" table:style-name="ACE-0"/>
          <table:table-cell table:style-name="ACE-1" office:value-type="string">
            <text:p>text</text:p>
          </table:table-cell>
          <table:table-cell table:number-columns-repeated="253" table:style-name="ACE-0"/>
        </table:table-row>
        <table:table-row table:style-name="AROW-3">
          <table:table-cell table:style-name="ACE-0"/>
          <table:table-cell table:style-name="ACE-0" office:value-type="string">
            <text:p>ram?: not path?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2">
          <table:table-cell table:style-name="ACE-1"/>
          <table:table-cell table:number-columns-repeated="2" table:style-name="ACE-0"/>
          <table:table-cell table:style-name="ACE-0" office:value-type="string">
            <text:p>Url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RAM</text:p>
          </table:table-cell>
          <table:table-cell table:style-name="ACE-0" office:value-type="string">
            <text:p>Persistency</text:p>
          </table:table-cell>
          <table:table-cell table:style-name="ACE-0" office:value-type="string">
            <text:p>Error</text:p>
          </table:table-cell>
          <table:table-cell table:number-columns-repeated="248" table:style-name="ACE-0"/>
        </table:table-row>
        <table:table-row table:style-name="AROW-2">
          <table:table-cell table:style-name="ACE-2" office:value-type="string">
            <text:p>ram: false</text:p>
          </table:table-cell>
          <table:table-cell table:style-name="ACE-3" office:value-type="string">
            <text:p>path: null</text:p>
          </table:table-cell>
          <table:table-cell table:style-name="ACE-3" office:value-type="string">
            <text:p>name: null</text:p>
          </table:table-cell>
          <table:table-cell table:style-name="ACE-6" office:value-type="string">
            <text:p>./.</text:p>
          </table:table-cell>
          <table:table-cell table:style-name="ACE-6" office:value-type="string">
            <text:p>./.</text:p>
          </table:table-cell>
          <table:table-cell table:style-name="ACE-6" table:formula="of:=&quot;false&quot;" office:value-type="string" office:string-value="false">
            <text:p>false</text:p>
          </table:table-cell>
          <table:table-cell table:style-name="ACE-6" office:value-type="string">
            <text:p>./.</text:p>
          </table:table-cell>
          <table:table-cell table:style-name="ACE-5" office:value-type="string">
            <text:p>E no path given</text:p>
          </table:table-cell>
          <table:table-cell table:number-columns-repeated="248" table:style-name="ACE-0"/>
        </table:table-row>
        <table:table-row table:style-name="AROW-2">
          <table:table-cell table:style-name="ACE-2"/>
          <table:table-cell table:style-name="ACE-3"/>
          <table:table-cell table:style-name="ACE-3" office:value-type="string">
            <text:p>name: text</text:p>
          </table:table-cell>
          <table:table-cell table:style-name="ACE-6" office:value-type="string">
            <text:p>./.</text:p>
          </table:table-cell>
          <table:table-cell table:style-name="ACE-6" office:value-type="string">
            <text:p>./.</text:p>
          </table:table-cell>
          <table:table-cell table:style-name="ACE-6" table:formula="of:=&quot;false&quot;" office:value-type="string" office:string-value="false">
            <text:p>false</text:p>
          </table:table-cell>
          <table:table-cell table:style-name="ACE-6" office:value-type="string">
            <text:p>./.</text:p>
          </table:table-cell>
          <table:table-cell table:style-name="ACE-5" office:value-type="string">
            <text:p>E file DB cannot be named</text:p>
          </table:table-cell>
          <table:table-cell table:number-columns-repeated="248" table:style-name="ACE-0"/>
        </table:table-row>
        <table:table-row table:style-name="AROW-2">
          <table:table-cell table:style-name="ACE-2"/>
          <table:table-cell table:style-name="ACE-3" office:value-type="string">
            <text:p>path: text</text:p>
          </table:table-cell>
          <table:table-cell table:style-name="ACE-3" office:value-type="string">
            <text:p>name: null</text:p>
          </table:table-cell>
          <table:table-cell table:style-name="ACE-5" office:value-type="string">
            <text:p>null</text:p>
          </table:table-cell>
          <table:table-cell table:style-name="ACE-5" office:value-type="string">
            <text:p>null</text:p>
          </table:table-cell>
          <table:table-cell table:style-name="ACE-6" table:formula="of:=&quot;false&quot;" office:value-type="string" office:string-value="false">
            <text:p>false</text:p>
          </table:table-cell>
          <table:table-cell table:style-name="ACE-5" office:value-type="string">
            <text:p>continuous</text:p>
          </table:table-cell>
          <table:table-cell table:style-name="ACE-5"/>
          <table:table-cell table:number-columns-repeated="248" table:style-name="ACE-0"/>
        </table:table-row>
        <table:table-row table:style-name="AROW-2">
          <table:table-cell table:style-name="ACE-2"/>
          <table:table-cell table:style-name="ACE-3"/>
          <table:table-cell table:style-name="ACE-3" office:value-type="string">
            <text:p>name: text</text:p>
          </table:table-cell>
          <table:table-cell table:style-name="ACE-6" office:value-type="string">
            <text:p>./.</text:p>
          </table:table-cell>
          <table:table-cell table:style-name="ACE-6" office:value-type="string">
            <text:p>./.</text:p>
          </table:table-cell>
          <table:table-cell table:style-name="ACE-6" table:formula="of:=&quot;false&quot;" office:value-type="string" office:string-value="false">
            <text:p>false</text:p>
          </table:table-cell>
          <table:table-cell table:style-name="ACE-6" office:value-type="string">
            <text:p>./.</text:p>
          </table:table-cell>
          <table:table-cell table:style-name="ACE-5" office:value-type="string">
            <text:p>E file DB cannot be named</text:p>
          </table:table-cell>
          <table:table-cell table:number-columns-repeated="248" table:style-name="ACE-0"/>
        </table:table-row>
        <table:table-row table:style-name="AROW-2">
          <table:table-cell table:style-name="ACE-2" office:value-type="string">
            <text:p>ram: true</text:p>
          </table:table-cell>
          <table:table-cell table:style-name="ACE-3" office:value-type="string">
            <text:p>path: null</text:p>
          </table:table-cell>
          <table:table-cell table:style-name="ACE-3" office:value-type="string">
            <text:p>name: null</text:p>
          </table:table-cell>
          <table:table-cell table:style-name="ACE-5" office:value-type="string">
            <text:p>file:_rnd_7714686943?mode=memory&amp;cache=shared</text:p>
          </table:table-cell>
          <table:table-cell table:style-name="ACE-5" office:value-type="string">
            <text:p>_rnd_7714686943</text:p>
          </table:table-cell>
          <table:table-cell table:style-name="ACE-5" table:formula="of:=&quot;true&quot;" office:value-type="string" office:string-value="true">
            <text:p>true</text:p>
          </table:table-cell>
          <table:table-cell table:style-name="ACE-5" office:value-type="string">
            <text:p>none</text:p>
          </table:table-cell>
          <table:table-cell table:style-name="ACE-5"/>
          <table:table-cell table:number-columns-repeated="248" table:style-name="ACE-0"/>
        </table:table-row>
        <table:table-row table:style-name="AROW-2">
          <table:table-cell table:style-name="ACE-2"/>
          <table:table-cell table:style-name="ACE-3"/>
          <table:table-cell table:style-name="ACE-3" office:value-type="string">
            <text:p>name: text</text:p>
          </table:table-cell>
          <table:table-cell table:style-name="ACE-5" office:value-type="string">
            <text:p>file:yournamehere?mode=memory&amp;cache=shared</text:p>
          </table:table-cell>
          <table:table-cell table:style-name="ACE-5" office:value-type="string">
            <text:p>yournamehere</text:p>
          </table:table-cell>
          <table:table-cell table:style-name="ACE-5" table:formula="of:=&quot;true&quot;" office:value-type="string" office:string-value="true">
            <text:p>true</text:p>
          </table:table-cell>
          <table:table-cell table:style-name="ACE-5" office:value-type="string">
            <text:p>none</text:p>
          </table:table-cell>
          <table:table-cell table:style-name="ACE-5"/>
          <table:table-cell table:number-columns-repeated="248" table:style-name="ACE-0"/>
        </table:table-row>
        <table:table-row table:style-name="AROW-2">
          <table:table-cell table:style-name="ACE-2"/>
          <table:table-cell table:style-name="ACE-3" office:value-type="string">
            <text:p>path: text</text:p>
          </table:table-cell>
          <table:table-cell table:style-name="ACE-3" office:value-type="string">
            <text:p>name: null</text:p>
          </table:table-cell>
          <table:table-cell table:style-name="ACE-5" office:value-type="string">
            <text:p>file:_rnd_7714686943?mode=memory&amp;cache=shared</text:p>
          </table:table-cell>
          <table:table-cell table:style-name="ACE-5" office:value-type="string">
            <text:p>_rnd_7714686943</text:p>
          </table:table-cell>
          <table:table-cell table:style-name="ACE-5" table:formula="of:=&quot;true&quot;" office:value-type="string" office:string-value="true">
            <text:p>true</text:p>
          </table:table-cell>
          <table:table-cell table:style-name="ACE-5" office:value-type="string">
            <text:p>eventual</text:p>
          </table:table-cell>
          <table:table-cell table:style-name="ACE-5"/>
          <table:table-cell table:number-columns-repeated="248" table:style-name="ACE-0"/>
        </table:table-row>
        <table:table-row table:style-name="AROW-2">
          <table:table-cell table:number-columns-repeated="2" table:style-name="ACE-3"/>
          <table:table-cell table:style-name="ACE-3" office:value-type="string">
            <text:p>name: text</text:p>
          </table:table-cell>
          <table:table-cell table:style-name="ACE-5" office:value-type="string">
            <text:p>file:yournamehere?mode=memory&amp;cache=shared</text:p>
          </table:table-cell>
          <table:table-cell table:style-name="ACE-5" office:value-type="string">
            <text:p>yournamehere</text:p>
          </table:table-cell>
          <table:table-cell table:style-name="ACE-5" table:formula="of:=&quot;true&quot;" office:value-type="string" office:string-value="true">
            <text:p>true</text:p>
          </table:table-cell>
          <table:table-cell table:style-name="ACE-5" office:value-type="string">
            <text:p>eventual</text:p>
          </table:table-cell>
          <table:table-cell table:style-name="ACE-5"/>
          <table:table-cell table:number-columns-repeated="248" table:style-name="ACE-0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number-columns-repeated="2" table:style-name="ACE-4"/>
          <table:table-cell table:style-name="ACE-0" office:value-type="string">
            <text:p>CP</text:p>
          </table:table-cell>
          <table:table-cell table:number-columns-repeated="253" table:style-name="ACE-0"/>
        </table:table-row>
        <table:table-row table:style-name="AROW-3">
          <table:table-cell table:number-columns-repeated="2" table:style-name="ACE-4"/>
          <table:table-cell table:style-name="ACE-0" office:value-type="string">
            <text:p>NoP</text:p>
          </table:table-cell>
          <table:table-cell table:style-name="ACE-0" office:value-type="string">
            <text:p>No Persistency, can use dba.save_as() or dba.transfer_to_file()</text:p>
          </table:table-cell>
          <table:table-cell table:number-columns-repeated="252" table:style-name="ACE-0"/>
        </table:table-row>
        <table:table-row table:style-name="AROW-4">
          <table:table-cell table:number-columns-repeated="2" table:style-name="ACE-4"/>
          <table:table-cell table:style-name="ACE-0" office:value-type="string">
            <text:p>EP</text:p>
          </table:table-cell>
          <table:table-cell table:style-name="ACE-0" office:value-type="string">
            <text:p>Eventual Persistency on dba.save()</text:p>
          </table:table-cell>
          <table:table-cell table:number-columns-repeated="252" table:style-name="ACE-0"/>
        </table:table-row>
        <table:table-row table:style-name="AROW-0" table:number-rows-repeated="65490">
          <table:table-cell table:number-columns-repeated="256"/>
        </table:table-row>
        <table:table-row table:style-name="AROW-0" table:number-rows-repeated="21">
          <table:table-cell table:number-columns-repeated="256" table:style-name="ACE-1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22">
          <gnm:selection gnm:start-col="2" gnm:start-row="22" gnm:end-col="3" gnm:end-row="2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7" table:style-name="ACOL-8" table:number-columns-repeated="256"/>
        <table:table-row table:style-name="AROW-5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8" table:number-columns-repeated="256"/>
        <table:table-row table:style-name="AROW-5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default-style>
    <style:default-style style:family="table-column">
      <style:table-column-properties style:column-width="76.87pt" style:use-optimal-column-width="true"/>
    </style:default-style>
    <style:default-style style:family="table-row">
      <style:table-row-properties style:row-height="12.1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9-11T09:45:24Z</dc:date>
    <meta:creation-date>2021-09-11T07:12:36Z</meta:creation-date>
    <meta:generator>gnumeric/1.12.35</meta:generator>
  </office:meta>
</office:document-meta>
</file>